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e2018" officeooo:paragraph-rsid="001e2018"/>
    </style:style>
    <style:style style:name="P2" style:family="paragraph" style:parent-style-name="Standard">
      <style:paragraph-properties fo:line-height="150%"/>
      <style:text-properties officeooo:rsid="001e2018" officeooo:paragraph-rsid="002015b8"/>
    </style:style>
    <style:style style:name="P3" style:family="paragraph" style:parent-style-name="Standard">
      <style:paragraph-properties fo:line-height="150%"/>
      <style:text-properties officeooo:rsid="001e2018" officeooo:paragraph-rsid="002dab67"/>
    </style:style>
    <style:style style:name="P4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rsid="002015b8" officeooo:paragraph-rsid="002015b8" style:font-size-asian="10.5pt" style:font-size-complex="12pt"/>
    </style:style>
    <style:style style:name="P6" style:family="paragraph" style:parent-style-name="Standard">
      <style:paragraph-properties fo:line-height="150%"/>
      <style:text-properties fo:font-size="12pt" officeooo:rsid="0021adca" officeooo:paragraph-rsid="0021adca" style:font-size-asian="10.5pt" style:font-size-complex="12pt"/>
    </style:style>
    <style:style style:name="P7" style:family="paragraph" style:parent-style-name="Standard">
      <style:paragraph-properties fo:line-height="150%"/>
      <style:text-properties fo:font-size="12pt" officeooo:rsid="0022c860" officeooo:paragraph-rsid="0022c860" style:font-size-asian="10.5pt" style:font-size-complex="12pt"/>
    </style:style>
    <style:style style:name="P8" style:family="paragraph" style:parent-style-name="Standard">
      <style:paragraph-properties fo:line-height="150%"/>
      <style:text-properties fo:font-size="12pt" officeooo:rsid="00240eda" officeooo:paragraph-rsid="00240eda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297710" officeooo:paragraph-rsid="00297710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2pt" officeooo:rsid="002b4e1c" officeooo:paragraph-rsid="002b4e1c" style:font-size-asian="10.5pt" style:font-size-complex="12pt"/>
    </style:style>
    <style:style style:name="P11" style:family="paragraph" style:parent-style-name="Standard">
      <style:paragraph-properties fo:line-height="150%"/>
      <style:text-properties fo:font-size="12pt" officeooo:rsid="002c26c7" officeooo:paragraph-rsid="002c26c7" style:font-size-asian="10.5pt" style:font-size-complex="12pt"/>
    </style:style>
    <style:style style:name="P12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13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14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15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P16" style:family="paragraph" style:parent-style-name="Standard">
      <style:paragraph-properties fo:line-height="150%"/>
      <style:text-properties officeooo:rsid="002015b8" officeooo:paragraph-rsid="002015b8"/>
    </style:style>
    <style:style style:name="T1" style:family="text">
      <style:text-properties officeooo:rsid="002015b8"/>
    </style:style>
    <style:style style:name="T2" style:family="text">
      <style:text-properties officeooo:rsid="002472cb"/>
    </style:style>
    <style:style style:name="T3" style:family="text">
      <style:text-properties officeooo:rsid="002b9991"/>
    </style:style>
    <style:style style:name="T4" style:family="text">
      <style:text-properties officeooo:rsid="002dab67"/>
    </style:style>
    <style:style style:name="T5" style:family="text">
      <style:text-properties officeooo:rsid="002f9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W1 EE599</text:p>
      <text:p text:style-name="P4">Name: Tianyi Xu</text:p>
      <text:p text:style-name="P4">USC ID: 3960934574</text:p>
      <text:p text:style-name="P4"/>
      <text:p text:style-name="P15">Question 1</text:p>
      <text:p text:style-name="P2">Assume result is not the maximum value, then there are must be a x in the input <text:span text:style-name="T1">vectors that x &gt; result. </text:span></text:p>
      <text:p text:style-name="P16">Then according to the algorithm, if x &gt; result, then set the value of result as x.</text:p>
      <text:p text:style-name="P16">Then, result = x, which is contradictory to result &lt; x.</text:p>
      <text:p text:style-name="P16">Therefore, we can prove that the FindMax function always finds the maximum value in the input vector for non empty input vectors.</text:p>
      <text:p text:style-name="P16"/>
      <text:p text:style-name="P13">Question 2</text:p>
      <text:p text:style-name="P5"><text:a xlink:type="simple" xlink:href="https://github.com/njuxty" text:style-name="Internet_20_link" text:visited-style-name="Visited_20_Internet_20_Link">https://github.com/njuxty</text:a></text:p>
      <text:p text:style-name="P5"><text:a xlink:type="simple" xlink:href="https://stackoverflow.com/users/12741198/njuxty" text:style-name="Internet_20_link" text:visited-style-name="Visited_20_Internet_20_Link">https://stackoverflow.com/users/12741198/njuxty</text:a></text:p>
      <text:p text:style-name="P5"/>
      <text:p text:style-name="P14">Question 3</text:p>
      <text:p text:style-name="P9">The code has been checked into my github.</text:p>
      <text:p text:style-name="P9">The runtime is O(N).</text:p>
      <text:p text:style-name="P14"/>
      <text:p text:style-name="P14">Question 4</text:p>
      <text:p text:style-name="P8">a. -<text:span text:style-name="T2">f delete the file without confirmation</text:span></text:p>
      <text:p text:style-name="P8"><text:s text:c="4"/>-<text:span text:style-name="T2">r delete the folder and files in it without confirmation</text:span></text:p>
      <text:p text:style-name="P14"/>
      <text:p text:style-name="P14">Question 5</text:p>
      <text:p text:style-name="P6"><text:span text:style-name="T3">1. </text:span>Example1</text:p>
      <text:p text:style-name="P6">f(n) = n + <text:span text:style-name="T5">n/2 + n/4 + … + 1 = n(1 + ½ + ¼ + … ) = n * (1 – 1/2n) / ½ = 2n - 1</text:span></text:p>
      <text:p text:style-name="P7">Thus the time complexity is O(N).</text:p>
      <text:p text:style-name="P7"><text:span text:style-name="T3">2. </text:span>Example2</text:p>
      <text:p text:style-name="P10">Assume the times the loop runs as c, then n = 2^c.</text:p>
      <text:p text:style-name="P7">Thus the time complexity is O(logN).</text:p>
      <text:p text:style-name="P14"/>
      <text:p text:style-name="P14"><text:soft-page-break/>Question 6</text:p>
      <text:p text:style-name="P11">4. The runtime of the recursive version is O(N).</text:p>
      <text:p text:style-name="P11"><text:s text:c="4"/>The runtime of the non-recursive version is O(N).</text:p>
      <text:p text:style-name="P11">5. <text:span text:style-name="T4">When N = 0, N! = 1, the algorithm is true.</text:span></text:p>
      <text:p text:style-name="P11"><text:s text:c="4"/><text:span text:style-name="T4">When N = 1, N! = 1, the algorithm is true.</text:span></text:p>
      <text:p text:style-name="P1"><text:s text:c="4"/><text:span text:style-name="T4">Assume when N = k, the algorithm is true and the result is k!.</text:span></text:p>
      <text:p text:style-name="P3"><text:s text:c="4"/><text:span text:style-name="T4">Then when N = k + 1, according to the algorithm, result = (k + 1) * result = (k + 1) * k! = (k + 1)! = N!.</text:span></text:p>
      <text:p text:style-name="P3"><text:s text:c="4"/><text:span text:style-name="T4">So we can prove the algorithm is tr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1-23T11:16:09.226534608</dc:date>
    <meta:editing-duration>PT1H40M2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74" meta:character-count="1338" meta:non-whitespace-character-count="1070"/>
  </office:meta>
</office:document-meta>
</file>